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7.013cm" fo:margin-left="0cm" fo:margin-right="-0.012cm" table:align="margins"/>
    </style:style>
    <style:style style:name="Tabelle4.A" style:family="table-column">
      <style:table-column-properties style:column-width="3.889cm" style:rel-column-width="14982*"/>
    </style:style>
    <style:style style:name="Tabelle4.B" style:family="table-column">
      <style:table-column-properties style:column-width="13.123cm" style:rel-column-width="50553*"/>
    </style:style>
    <style:style style:name="Tabelle4.A1" style:family="table-cell">
      <style:table-cell-properties fo:padding="0.097cm" fo:border="none"/>
    </style:style>
    <style:style style:name="Tabelle5" style:family="table">
      <style:table-properties style:width="17.013cm" fo:margin-left="0cm" fo:margin-right="-0.012cm" table:align="margins"/>
    </style:style>
    <style:style style:name="Tabelle5.A" style:family="table-column">
      <style:table-column-properties style:column-width="3.889cm" style:rel-column-width="14982*"/>
    </style:style>
    <style:style style:name="Tabelle5.B" style:family="table-column">
      <style:table-column-properties style:column-width="13.123cm" style:rel-column-width="50553*"/>
    </style:style>
    <style:style style:name="Tabelle5.A1" style:family="table-cell">
      <style:table-cell-properties fo:padding="0.097cm" fo:border="none"/>
    </style:style>
    <style:style style:name="Tabelle6" style:family="table">
      <style:table-properties style:width="17.013cm" fo:margin-left="0cm" fo:margin-right="-0.012cm" table:align="margins"/>
    </style:style>
    <style:style style:name="Tabelle6.A" style:family="table-column">
      <style:table-column-properties style:column-width="3.889cm" style:rel-column-width="14982*"/>
    </style:style>
    <style:style style:name="Tabelle6.B" style:family="table-column">
      <style:table-column-properties style:column-width="13.123cm" style:rel-column-width="50553*"/>
    </style:style>
    <style:style style:name="Tabelle6.A1" style:family="table-cell">
      <style:table-cell-properties fo:padding="0.097cm" fo:border="none"/>
    </style:style>
    <style:style style:name="Tabelle11" style:family="table">
      <style:table-properties style:width="17.013cm" fo:margin-left="0cm" fo:margin-right="-0.012cm" table:align="margins"/>
    </style:style>
    <style:style style:name="Tabelle11.A" style:family="table-column">
      <style:table-column-properties style:column-width="3.889cm" style:rel-column-width="14982*"/>
    </style:style>
    <style:style style:name="Tabelle11.B" style:family="table-column">
      <style:table-column-properties style:column-width="13.123cm" style:rel-column-width="50553*"/>
    </style:style>
    <style:style style:name="Tabelle11.A1" style:family="table-cell">
      <style:table-cell-properties fo:padding="0.097cm" fo:border="none"/>
    </style:style>
    <style:style style:name="Tabelle10" style:family="table">
      <style:table-properties style:width="17.013cm" fo:margin-left="0cm" fo:margin-right="-0.012cm" table:align="margins"/>
    </style:style>
    <style:style style:name="Tabelle10.A" style:family="table-column">
      <style:table-column-properties style:column-width="3.889cm" style:rel-column-width="14982*"/>
    </style:style>
    <style:style style:name="Tabelle10.B" style:family="table-column">
      <style:table-column-properties style:column-width="13.123cm" style:rel-column-width="50553*"/>
    </style:style>
    <style:style style:name="Tabelle10.A1" style:family="table-cell">
      <style:table-cell-properties fo:padding="0.097cm" fo:border="none"/>
    </style:style>
    <style:style style:name="Tabelle8" style:family="table">
      <style:table-properties style:width="17.013cm" fo:margin-left="0cm" fo:margin-right="-0.012cm" table:align="margins"/>
    </style:style>
    <style:style style:name="Tabelle8.A" style:family="table-column">
      <style:table-column-properties style:column-width="3.889cm" style:rel-column-width="14982*"/>
    </style:style>
    <style:style style:name="Tabelle8.B" style:family="table-column">
      <style:table-column-properties style:column-width="13.123cm" style:rel-column-width="50553*"/>
    </style:style>
    <style:style style:name="Tabelle8.A1" style:family="table-cell">
      <style:table-cell-properties fo:padding="0.097cm" fo:border="none"/>
    </style:style>
    <style:style style:name="Tabelle9" style:family="table">
      <style:table-properties style:width="17.013cm" fo:margin-left="0cm" fo:margin-right="-0.012cm" table:align="margins"/>
    </style:style>
    <style:style style:name="Tabelle9.A" style:family="table-column">
      <style:table-column-properties style:column-width="3.889cm" style:rel-column-width="14982*"/>
    </style:style>
    <style:style style:name="Tabelle9.B" style:family="table-column">
      <style:table-column-properties style:column-width="13.123cm" style:rel-column-width="50553*"/>
    </style:style>
    <style:style style:name="Tabelle9.A1" style:family="table-cell">
      <style:table-cell-properties fo:padding="0.097cm" fo:border="none"/>
    </style:style>
    <style:style style:name="Tabelle20" style:family="table">
      <style:table-properties style:width="17.013cm" fo:margin-left="0cm" fo:margin-right="-0.012cm" table:align="margins"/>
    </style:style>
    <style:style style:name="Tabelle20.A" style:family="table-column">
      <style:table-column-properties style:column-width="3.889cm" style:rel-column-width="14982*"/>
    </style:style>
    <style:style style:name="Tabelle20.B" style:family="table-column">
      <style:table-column-properties style:column-width="13.123cm" style:rel-column-width="50553*"/>
    </style:style>
    <style:style style:name="Tabelle20.A1" style:family="table-cell">
      <style:table-cell-properties fo:padding="0.097cm" fo:border="none"/>
    </style:style>
    <style:style style:name="Tabelle19" style:family="table">
      <style:table-properties style:width="17.013cm" fo:margin-left="0cm" fo:margin-right="-0.012cm" table:align="margins"/>
    </style:style>
    <style:style style:name="Tabelle19.A" style:family="table-column">
      <style:table-column-properties style:column-width="3.889cm" style:rel-column-width="14982*"/>
    </style:style>
    <style:style style:name="Tabelle19.B" style:family="table-column">
      <style:table-column-properties style:column-width="13.123cm" style:rel-column-width="50553*"/>
    </style:style>
    <style:style style:name="Tabelle19.A1" style:family="table-cell">
      <style:table-cell-properties fo:padding="0.097cm" fo:border="none"/>
    </style:style>
    <style:style style:name="Tabelle3" style:family="table">
      <style:table-properties style:width="17.013cm" fo:margin-left="0cm" fo:margin-right="-0.012cm" table:align="margins"/>
    </style:style>
    <style:style style:name="Tabelle3.A" style:family="table-column">
      <style:table-column-properties style:column-width="3.889cm" style:rel-column-width="14982*"/>
    </style:style>
    <style:style style:name="Tabelle3.B" style:family="table-column">
      <style:table-column-properties style:column-width="13.123cm" style:rel-column-width="50553*"/>
    </style:style>
    <style:style style:name="Tabelle3.A1" style:family="table-cell">
      <style:table-cell-properties fo:padding="0.097cm" fo:border="none"/>
    </style:style>
    <style:style style:name="Tabelle7" style:family="table">
      <style:table-properties style:width="17.013cm" fo:margin-left="0cm" fo:margin-right="-0.012cm" table:align="margins"/>
    </style:style>
    <style:style style:name="Tabelle7.A" style:family="table-column">
      <style:table-column-properties style:column-width="3.889cm" style:rel-column-width="14982*"/>
    </style:style>
    <style:style style:name="Tabelle7.B" style:family="table-column">
      <style:table-column-properties style:column-width="13.123cm" style:rel-column-width="50553*"/>
    </style:style>
    <style:style style:name="Tabelle7.A1" style:family="table-cell">
      <style:table-cell-properties fo:padding="0.097cm" fo:border="none"/>
    </style:style>
    <style:style style:name="Tabelle12" style:family="table">
      <style:table-properties style:width="17.013cm" fo:margin-left="0cm" fo:margin-right="-0.012cm" table:align="margins"/>
    </style:style>
    <style:style style:name="Tabelle12.A" style:family="table-column">
      <style:table-column-properties style:column-width="3.889cm" style:rel-column-width="14982*"/>
    </style:style>
    <style:style style:name="Tabelle12.B" style:family="table-column">
      <style:table-column-properties style:column-width="13.123cm" style:rel-column-width="50553*"/>
    </style:style>
    <style:style style:name="Tabelle12.A1" style:family="table-cell">
      <style:table-cell-properties fo:padding="0.097cm" fo:border="none"/>
    </style:style>
    <style:style style:name="Tabelle15" style:family="table">
      <style:table-properties style:width="17.013cm" fo:margin-left="0cm" fo:margin-right="-0.012cm" table:align="margins"/>
    </style:style>
    <style:style style:name="Tabelle15.A" style:family="table-column">
      <style:table-column-properties style:column-width="3.889cm" style:rel-column-width="14982*"/>
    </style:style>
    <style:style style:name="Tabelle15.B" style:family="table-column">
      <style:table-column-properties style:column-width="13.123cm" style:rel-column-width="50553*"/>
    </style:style>
    <style:style style:name="Tabelle15.A1" style:family="table-cell">
      <style:table-cell-properties fo:padding="0.097cm" fo:border="none"/>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13.123cm" style:rel-column-width="50553*"/>
    </style:style>
    <style:style style:name="Tabelle2.A1" style:family="table-cell">
      <style:table-cell-properties fo:padding="0.097cm" fo:border="none"/>
    </style:style>
    <style:style style:name="Tabelle18" style:family="table">
      <style:table-properties style:width="17.013cm" fo:margin-left="0cm" fo:margin-right="-0.012cm" table:align="margins"/>
    </style:style>
    <style:style style:name="Tabelle18.A" style:family="table-column">
      <style:table-column-properties style:column-width="3.889cm" style:rel-column-width="14982*"/>
    </style:style>
    <style:style style:name="Tabelle18.B" style:family="table-column">
      <style:table-column-properties style:column-width="13.123cm" style:rel-column-width="50553*"/>
    </style:style>
    <style:style style:name="Tabelle18.A1" style:family="table-cell">
      <style:table-cell-properties fo:padding="0.097cm" fo:border="none"/>
    </style:style>
    <style:style style:name="Tabelle22" style:family="table">
      <style:table-properties style:width="17.013cm" fo:margin-left="0cm" fo:margin-right="-0.012cm" table:align="margins"/>
    </style:style>
    <style:style style:name="Tabelle22.A" style:family="table-column">
      <style:table-column-properties style:column-width="3.889cm" style:rel-column-width="14982*"/>
    </style:style>
    <style:style style:name="Tabelle22.B" style:family="table-column">
      <style:table-column-properties style:column-width="13.123cm" style:rel-column-width="50553*"/>
    </style:style>
    <style:style style:name="Tabelle22.A1" style:family="table-cell">
      <style:table-cell-properties fo:padding="0.097cm" fo:border="none"/>
    </style:style>
    <style:style style:name="Tabelle13" style:family="table">
      <style:table-properties style:width="17.013cm" fo:margin-left="0cm" fo:margin-right="-0.012cm" table:align="margins"/>
    </style:style>
    <style:style style:name="Tabelle13.A" style:family="table-column">
      <style:table-column-properties style:column-width="3.889cm" style:rel-column-width="14982*"/>
    </style:style>
    <style:style style:name="Tabelle13.B" style:family="table-column">
      <style:table-column-properties style:column-width="13.123cm" style:rel-column-width="50553*"/>
    </style:style>
    <style:style style:name="Tabelle13.A1" style:family="table-cell">
      <style:table-cell-properties fo:padding="0.097cm" fo:border="none"/>
    </style:style>
    <style:style style:name="Tabelle16" style:family="table">
      <style:table-properties style:width="17.013cm" fo:margin-left="0cm" fo:margin-right="-0.012cm" table:align="margins"/>
    </style:style>
    <style:style style:name="Tabelle16.A" style:family="table-column">
      <style:table-column-properties style:column-width="3.889cm" style:rel-column-width="14982*"/>
    </style:style>
    <style:style style:name="Tabelle16.B" style:family="table-column">
      <style:table-column-properties style:column-width="13.123cm" style:rel-column-width="50553*"/>
    </style:style>
    <style:style style:name="Tabelle16.A1" style:family="table-cell">
      <style:table-cell-properties fo:padding="0.097cm" fo:border="none"/>
    </style:style>
    <style:style style:name="Tabelle23" style:family="table">
      <style:table-properties style:width="17.013cm" fo:margin-left="0cm" fo:margin-right="-0.012cm" table:align="margins"/>
    </style:style>
    <style:style style:name="Tabelle23.A" style:family="table-column">
      <style:table-column-properties style:column-width="3.889cm" style:rel-column-width="14982*"/>
    </style:style>
    <style:style style:name="Tabelle23.B" style:family="table-column">
      <style:table-column-properties style:column-width="13.123cm" style:rel-column-width="50553*"/>
    </style:style>
    <style:style style:name="Tabelle23.A1" style:family="table-cell">
      <style:table-cell-properties fo:padding="0.097cm" fo:border="none"/>
    </style:style>
    <style:style style:name="Tabelle24" style:family="table">
      <style:table-properties style:width="17.013cm" fo:margin-left="0cm" fo:margin-right="-0.012cm" table:align="margins"/>
    </style:style>
    <style:style style:name="Tabelle24.A" style:family="table-column">
      <style:table-column-properties style:column-width="3.889cm" style:rel-column-width="14982*"/>
    </style:style>
    <style:style style:name="Tabelle24.B" style:family="table-column">
      <style:table-column-properties style:column-width="13.123cm" style:rel-column-width="50553*"/>
    </style:style>
    <style:style style:name="Tabelle24.A1" style:family="table-cell">
      <style:table-cell-properties fo:padding="0.097cm" fo:border="none"/>
    </style:style>
    <style:style style:name="Tabelle14" style:family="table">
      <style:table-properties style:width="17.013cm" fo:margin-left="0cm" fo:margin-right="-0.012cm" table:align="margins"/>
    </style:style>
    <style:style style:name="Tabelle14.A" style:family="table-column">
      <style:table-column-properties style:column-width="3.889cm" style:rel-column-width="14982*"/>
    </style:style>
    <style:style style:name="Tabelle14.B" style:family="table-column">
      <style:table-column-properties style:column-width="13.123cm" style:rel-column-width="50553*"/>
    </style:style>
    <style:style style:name="Tabelle14.A1" style:family="table-cell">
      <style:table-cell-properties fo:padding="0.097cm" fo:border="none"/>
    </style:style>
    <style:style style:name="Tabelle17" style:family="table">
      <style:table-properties style:width="17.013cm" fo:margin-left="0cm" fo:margin-right="-0.012cm" table:align="margins"/>
    </style:style>
    <style:style style:name="Tabelle17.A" style:family="table-column">
      <style:table-column-properties style:column-width="3.889cm" style:rel-column-width="14982*"/>
    </style:style>
    <style:style style:name="Tabelle17.B" style:family="table-column">
      <style:table-column-properties style:column-width="13.123cm" style:rel-column-width="50553*"/>
    </style:style>
    <style:style style:name="Tabelle17.A1" style:family="table-cell">
      <style:table-cell-properties fo:padding="0.097cm" fo:border="none"/>
    </style:style>
    <style:style style:name="Tabelle1" style:family="table">
      <style:table-properties style:width="17.013cm" fo:margin-left="0cm" fo:margin-right="-0.012cm" table:align="margins"/>
    </style:style>
    <style:style style:name="Tabelle1.A" style:family="table-column">
      <style:table-column-properties style:column-width="3.889cm" style:rel-column-width="14982*"/>
    </style:style>
    <style:style style:name="Tabelle1.B" style:family="table-column">
      <style:table-column-properties style:column-width="13.123cm" style:rel-column-width="50553*"/>
    </style:style>
    <style:style style:name="Tabelle1.A1" style:family="table-cell">
      <style:table-cell-properties fo:padding="0.097cm" fo:border="none"/>
    </style:style>
    <style:style style:name="Tabelle21" style:family="table">
      <style:table-properties style:width="17.013cm" fo:margin-left="0cm" fo:margin-right="-0.012cm" table:align="margins"/>
    </style:style>
    <style:style style:name="Tabelle21.A" style:family="table-column">
      <style:table-column-properties style:column-width="3.889cm" style:rel-column-width="14982*"/>
    </style:style>
    <style:style style:name="Tabelle21.B" style:family="table-column">
      <style:table-column-properties style:column-width="13.123cm" style:rel-column-width="50553*"/>
    </style:style>
    <style:style style:name="Tabelle21.A1" style:family="table-cell">
      <style:table-cell-properties fo:padding="0.097cm" fo:border="none"/>
    </style:style>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Courier New" fo:font-weight="bold" style:font-weight-asian="bold" style:font-weight-complex="bold"/>
    </style:style>
    <style:style style:name="P4" style:family="paragraph" style:parent-style-name="Standard">
      <style:paragraph-properties fo:text-align="start" style:justify-single-word="false"/>
      <style:text-properties style:font-name="Courier New" fo:font-weight="bold" style:font-weight-asian="bold" style:font-weight-complex="bold"/>
    </style:style>
    <style:style style:name="P5" style:family="paragraph" style:parent-style-name="Standard">
      <style:paragraph-properties fo:text-align="justify" style:justify-single-word="false"/>
      <style:text-properties style:font-name="Courier New"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font-style="normal" style:font-style-asian="normal" style:font-style-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style:font-name="Times New Roman" fo:font-weight="bold" style:font-weight-asian="bold" style:font-weight-complex="bold"/>
    </style:style>
    <style:style style:name="P11"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2" style:family="paragraph" style:parent-style-name="Standard">
      <style:paragraph-properties fo:text-align="start" style:justify-single-word="false"/>
      <style:text-properties style:font-name="Times New Roman" fo:font-weight="normal" style:font-weight-asian="normal" style:font-weight-complex="normal"/>
    </style:style>
    <style:style style:name="P13" style:family="paragraph" style:parent-style-name="Standard">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align="justify" style:justify-single-word="false" fo:text-indent="0cm" style:auto-text-indent="false"/>
      <style:text-properties style:font-name="Courier New" fo:font-size="12pt" fo:font-weight="bold" style:font-size-asian="12pt" style:font-weight-asian="bold" style:font-size-complex="12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style:font-name="Courier New" fo:font-weight="bold" style:font-weight-asian="bold" style:font-weight-complex="bold"/>
    </style:style>
    <style:style style:name="P16" style:family="paragraph" style:parent-style-name="Standard">
      <style:paragraph-properties fo:margin-left="0cm" fo:margin-right="0cm" fo:text-align="justify" style:justify-single-word="false" fo:text-indent="0cm" style:auto-text-indent="false"/>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12pt" fo:font-weight="bold" style:font-size-asian="12pt" style:font-weight-asian="bold" style:font-size-complex="12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20" style:family="paragraph" style:parent-style-name="Horizontal_20_Line">
      <style:paragraph-properties fo:margin-left="0cm" fo:margin-right="0cm" fo:text-align="justify" style:justify-single-word="false" fo:text-indent="0cm" style:auto-text-indent="false"/>
    </style:style>
    <style:style style:name="P21" style:family="paragraph" style:parent-style-name="Horizontal_20_Line">
      <style:text-properties style:font-name="Courier New" fo:font-weight="bold" style:font-weight-asian="bold" style:font-weight-complex="bold"/>
    </style:style>
    <style:style style:name="P22" style:family="paragraph" style:parent-style-name="Horizontal_20_Line">
      <style:paragraph-properties fo:text-align="justify" style:justify-single-word="false"/>
      <style:text-properties style:font-name="Courier New" fo:font-weight="bold" style:font-weight-asian="bold" style:font-weight-complex="bold"/>
    </style:style>
    <style:style style:name="P23" style:family="paragraph" style:parent-style-name="Standard">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paragraph-properties fo:text-align="justify" style:justify-single-word="false"/>
      <style:text-properties style:font-name="Times New Roman" fo:font-weight="normal" style:font-weight-asian="normal" style:font-weight-complex="normal"/>
    </style:style>
    <style:style style:name="P27" style:family="paragraph" style:parent-style-name="Standard" style:list-style-name="L1">
      <style:paragraph-properties fo:margin-left="1.251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style:font-name="Times New Roman"/>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style:font-name="Courier New" fo:font-weight="bold" style:font-weight-asian="bold" style:font-weight-complex="bold"/>
    </style:style>
    <text:list-style style:name="L1">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ndscape LOD generator tes4ll</text:p>
      <text:p text:style-name="P1"/>
      <text:p text:style-name="P1">Reference Manual</text:p>
      <text:p text:style-name="Standard"/>
      <text:p text:style-name="Standard"/>
      <text:p text:style-name="Standard">This Manual refers to v4.10 of tes4ll.</text:p>
      <text:p text:style-name="Standard"/>
      <text:p text:style-name="Standard">The scope of this manual is how to reprogram tes4ll, if you just want to use tes4ll, you should take a look at the README.</text:p>
      <text:p text:style-name="P2"/>
      <text:p text:style-name="P13">I. Introduction</text:p>
      <text:p text:style-name="P2"/>
      <text:p text:style-name="P6">a. Syntax of the command</text:p>
      <text:p text:style-name="P6"/>
      <text:p text:style-name="P3">tes4ll [-x xpos -y ypos] -b batchfile -f "flags,flags,flags,..."</text:p>
      <text:p text:style-name="P3"><text:s text:c="8"/>-w worldspace [heightmap.bmp]</text:p>
      <text:p text:style-name="P6"/>
      <text:p text:style-name="P6">with: </text:p>
      <text:p text:style-name="P6"/>
      <text:p text:style-name="P6"><text:span text:style-name="T1">x/ypos</text:span>: <text:tab/><text:tab/><text:span text:style-name="T6">x/y position of the lower left cell, </text:span></text:p>
      <text:p text:style-name="P6"><text:span text:style-name="T1">batchfile</text:span>: <text:tab/><text:span text:style-name="T6">the name of the batch script,</text:span></text:p>
      <text:p text:style-name="P6"><text:span text:style-name="T1">flags</text:span>: <text:tab/><text:tab/><text:span text:style-name="T6">the flags which are propagated to the batch script,</text:span></text:p>
      <text:p text:style-name="P6"><text:span text:style-name="T1">heightmap.bmp</text:span>: <text:tab/><text:span text:style-name="T6">the heighmap in 32 bit.</text:span></text:p>
      <text:p text:style-name="P6"/>
      <text:p text:style-name="P6">b. Units</text:p>
      <text:p text:style-name="P2"/>
      <text:p text:style-name="P2">Oblivion uses a cell grid. Each of the cells is divided into 4096x4096 units. Moreover, 32x32 cells define a "quad".</text:p>
      <text:p text:style-name="P2"/>
      <text:p text:style-name="P2">Details can be found here:</text:p>
      <text:p text:style-name="P2">http://cs.elderscrolls.com/constwiki/index.php/Oblivion_Units</text:p>
      <text:p text:style-name="P2"/>
      <text:p text:style-name="P6">c. The LOD technique</text:p>
      <text:p text:style-name="P2"/>
      <text:p text:style-name="P2">The Oblivion game engine seems to place all quad meshes with all vertices, even if parts of the LOD are be replaced by the near cells. The LOD vertices, which are located in the near landscape area (by default 3x3 cells) are lowered and therefore burried.</text:p>
      <text:p text:style-name="P2"/>
      <text:p text:style-name="P2">Therefore, it is important that at the cell boundary the triangles are cut. In this case, when lowering the vertex inside the near grid cell, the edge of the cell triangles shares a boundary with a triangle of the LOD. Otherwise one see a void between the near and the far meshes.</text:p>
      <text:p text:style-name="P2"/>
      <text:p text:style-name="P6">d. Warnings</text:p>
      <text:p text:style-name="P2"/>
      <text:p text:style-name="P2">"Triangle with two equal points": Sometimes very small triangles are removed, because they share one vertex point. This appears if two vertices are so close, that they cannot be distinguished.</text:p>
      <text:p text:style-name="P2"/>
      <text:p text:style-name="P2">"Mesh is too dense": this happens when the density is so large at a single point that this local region would be overcrowded. Instead of trying to add more and more points at this place (which would be impossible because a minimum distance is required), the quad will be aborted.</text:p>
      <text:p text:style-name="P2"><text:soft-page-break/></text:p>
      <text:p text:style-name="P13">II. General syntax of the batch and start sequence</text:p>
      <text:p text:style-name="P2"/>
      <text:p text:style-name="P6">a. Batch files</text:p>
      <text:p text:style-name="P2"/>
      <text:p text:style-name="P2">The batch files are just text files, therefore any text editor can be used for creating and changing these files. </text:p>
      <text:p text:style-name="P2"/>
      <text:p text:style-name="P2">Each batch file is structured in sections, as usual marked in squared brackets</text:p>
      <text:p text:style-name="P2"/>
      <text:p text:style-name="P15">[sectionname]</text:p>
      <text:p text:style-name="P2"/>
      <text:p text:style-name="P2">The part which is read by tes4ll must be marked with <text:span text:style-name="T2">[tes4ll]</text:span>. The other parts are for MPGUI, the GUI frontend for tes4ll.</text:p>
      <text:p text:style-name="P2"/>
      <text:p text:style-name="P2">Comments might be added to the batch file by “<text:span text:style-name="T2">;</text:span>” (like in ini-files) or with “<text:span text:style-name="T2">#</text:span>” (like in unix).</text:p>
      <text:p text:style-name="P2"/>
      <text:p text:style-name="P2">Each command might be followed by options. Options are starting with “-” and optionally assign a value with “=”. The value itself <text:span text:style-name="T3">can</text:span> be included in quotation marks, this is a <text:span text:style-name="T3">must</text:span> if the value has spaces (like <text:span text:style-name="T2">-name=”a b c”</text:span>).</text:p>
      <text:p text:style-name="P2"/>
      <text:p text:style-name="P2">The batch file syntax supports flags (i.e. variables). Via these flags the runtime behavior of the batch execution can be controlled, either with the GUI, or via a Windows-bat-file. The flags can be defined in the tes4ll command line with the -f argument.</text:p>
      <text:p text:style-name="P2"/>
      <text:p text:style-name="P2">Each command might be preceded by a test on a flag condition, which is invoked by an “<text:span text:style-name="T2">@</text:span>” followed by the flag itself. A simple test on the validity of a flag is:</text:p>
      <text:p text:style-name="P2"/>
      <text:p text:style-name="P3">@flagname MyCommand...</text:p>
      <text:p text:style-name="P2"/>
      <text:p text:style-name="P2">A test on a disabled flag is (negation) is indicated by an additional “!”, like:</text:p>
      <text:p text:style-name="P2"/>
      <text:p text:style-name="P3">@!flagname MyCommand...</text:p>
      <text:p text:style-name="P2"/>
      <text:p text:style-name="P2">The test on a specific value of a flag can be realized as follows:</text:p>
      <text:p text:style-name="P2"/>
      <text:p text:style-name="P3">@flagname=value MyCommand...</text:p>
      <text:p text:style-name="P2"/>
      <text:p text:style-name="P2">Flags can be combined, like:</text:p>
      <text:p text:style-name="P2"/>
      <text:p text:style-name="P3">@flag1 @flag2 .....</text:p>
      <text:p text:style-name="P2"/>
      <text:p text:style-name="P2">In addition, all mods which are used (either with the -l argument or via <text:span text:style-name="T2">ParseModList</text:span>) are converted to flag names. Spaces in their names (which is not allowed for flags) are replaced with '_'.</text:p>
      <text:p text:style-name="P2"/>
      <text:p text:style-name="P2">E.g., this command is only executed if Elsweyr Aequina is installed and used in the mod list:</text:p>
      <text:p text:style-name="P2"/>
      <text:p text:style-name="P3">@ElsweyrAnequina.esp Panorama -x=7410 -y=-157980</text:p>
      <text:p text:style-name="P2"/>
      <text:p text:style-name="P2">Flag can also be used in commands: a flag with the name “<text:span text:style-name="T2">flag1</text:span>” can be used with a “<text:span text:style-name="T2">$</text:span>” (like in a unix shell script): “<text:span text:style-name="T2">$flag1</text:span>” will be exchanged by the value of the flag. Therefore, to use a real “<text:span text:style-name="T2">$</text:span>”, it must be preceded by a backslash: “<text:span text:style-name="T2">\$</text:span>”.</text:p>
      <text:p text:style-name="P2"><text:soft-page-break/></text:p>
      <text:list xml:id="list39351876" text:style-name="L1">
        <text:list-item>
          <text:p text:style-name="P27">Command list</text:p>
          <text:p text:style-name="P24"/>
        </text:list-item>
      </text:list>
      <text:p text:style-name="P6">a. Options</text:p>
      <text:p text:style-name="P3"/>
      <text:p text:style-name="P11">General syntax:</text:p>
      <text:p text:style-name="P3"/>
      <text:p text:style-name="P3">SetOption [option list]</text:p>
      <text:p text:style-name="P2"/>
      <text:p text:style-name="Horizontal_20_Line"/>
      <text:p text:style-name="P3">SetOption -mindistance=...</text:p>
      <text:p text:style-name="P2"/>
      <text:p text:style-name="P2">Sets the absolute minimal distance for any new vertex to the existing ones. This is only ignored by the <text:span text:style-name="T2">SetVertex</text:span> and <text:span text:style-name="T2">ReadDataFile</text:span> commands.</text:p>
      <text:p text:style-name="P2"/>
      <text:p text:style-name="P3">SetOption -createpedestals</text:p>
      <text:p text:style-name="P2"/>
      <text:p text:style-name="P2">With this option all meshes are generated with outer, vertically oriented triangles which form a pedestal below the landscape. If one looks carefully to the meshes from the CS one can see that they have not only an upper surface, but also triangles around the outer frame. The reason for this is that otherwise the mixing of meshes lead to gaps in the landscape. These gaps are filled with a vertical wall (which later can appear in-game as ugly "steps" between the original meshes).</text:p>
      <text:p text:style-name="P2"/>
      <text:p text:style-name="P2">If one generates always the complete meshes with tes4ll after any installation of landscape changers (i.e. when overwriting <text:span text:style-name="T2">\meshes\landscape\lod</text:span>), this option should be kept disabled. It saves triangles. But if LOD meshes should be overwritten or only partly regenerated with tes4ll, this option must be enabled.</text:p>
      <text:p text:style-name="P2"/>
      <text:p text:style-name="P3">SetOption -worldspace=...</text:p>
      <text:p text:style-name="P2"/>
      <text:p text:style-name="P2">Replaces the "60" in the NIF file name (the number of Tamriel) by a different number.</text:p>
      <text:p text:style-name="P2"/>
      <text:p text:style-name="P3">SetOption -installdirectory=...</text:p>
      <text:p text:style-name="P2"/>
      <text:p text:style-name="P2">Defines the installation path for the files. The keyword <text:span text:style-name="T2">$_gamedir</text:span> can be used to access the original game path.</text:p>
      <text:p text:style-name="P2"/>
      <text:p text:style-name="P3">SetOption -minheight=...</text:p>
      <text:p text:style-name="P2"/>
      <text:p text:style-name="P2">Set the height to this minimum. Must be defined before <text:span text:style-name="T2">GenerateHeightMap</text:span> is called.</text:p>
      <text:p text:style-name="P2"/>
      <text:p text:style-name="P3">SetOption -useshapes</text:p>
      <text:p text:style-name="P2"/>
      <text:p text:style-name="P2">Uses tri-shapes instead of tri-strips. With this option tes4ll generates the nifs much faster and can handle more triangles. However, the files are larger and the FPS could be slightly lower. Feel free to use this option and test the impact on the performance. If you go for more than 13000 vertices, this option is obligatory.</text:p>
      <text:p text:style-name="P2"/>
      <text:p text:style-name="P3">SetOption -use16bit</text:p>
      <text:p text:style-name="P2"/>
      <text:p text:style-name="P2">Use 16 bit numbers (quasi-shorts with a dynamic range of -122880 to 122880) instead of 32-bit <text:soft-page-break/>floats for the derivative matrices. Requires less memory consumption of the tes4ll executable. Use this only if you run out of memory. This is e.g. the case for the “Tamriel Heightmaps”. </text:p>
      <text:p text:style-name="P2"/>
      <text:p text:style-name="P3">SetOption -ddstool="..."</text:p>
      <text:p text:style-name="P2"/>
      <text:p text:style-name="P2">Selects the command for the “bmp to dds” conversion. Used by tes4ll for the normal map generation and the build-in TES4qLOD.</text:p>
      <text:p text:style-name="P2"/>
      <text:p text:style-name="P3">SetOption -lodshadows</text:p>
      <text:p text:style-name="P2"/>
      <text:p text:style-name="P2">Generates the normal maps with "faked terrain shadows" [normal maps only].</text:p>
      <text:p text:style-name="P2"/>
      <text:p text:style-name="P3">SetOption -zboost=...</text:p>
      <text:p text:style-name="P2"/>
      <text:p text:style-name="P2">Virtually elongates the z-direction before calculation the normal vector (default 1). Enhances the contrast.</text:p>
      <text:p text:style-name="P2"/>
      <text:p text:style-name="P2">For the "lodshadows" this parameter is used to steer the "north flip", i.e. making the valleys more dark.</text:p>
      <text:p text:style-name="P2"/>
      <text:p text:style-name="P3">SetOption -bmpscaling=...</text:p>
      <text:p text:style-name="P2"/>
      <text:p text:style-name="P2">Scales the bmp's before writing the files. The value must be a fraction of 1 (0.5, 0.25, 0.125, etc).</text:p>
      <text:p text:style-name="P2"/>
      <text:p text:style-name="Horizontal_20_Line"/>
      <text:p text:style-name="P6">b. Miscellaneous</text:p>
      <text:p text:style-name="P2"/>
      <text:p text:style-name="P3">SetPath -value=...</text:p>
      <text:p text:style-name="P3"/>
      <text:p text:style-name="P11">Changes the executable patch (like chdir).</text:p>
      <text:p text:style-name="P2"/>
      <text:p text:style-name="Horizontal_20_Line"/>
      <text:p text:style-name="P3">ParseModList</text:p>
      <text:p text:style-name="P2"/>
      <text:p text:style-name="P2">Reads the mod list from Plugins.txt or from the -l argument. The mod-flags are added to the list of flags. Spaces in flag names are converted to '_'.</text:p>
      <text:p text:style-name="P2"/>
      <text:p text:style-name="Horizontal_20_Line"/>
      <text:p text:style-name="P3">CallTesannwyn</text:p>
      <text:p text:style-name="P2"/>
      <text:p text:style-name="P2">Calls <text:span text:style-name="T2">TESAnnwyn.exe</text:span> and reads the <text:span text:style-name="T2">-x</text:span> and <text:span text:style-name="T2">-y</text:span> position. TESAnnwyn must be installed.</text:p>
      <text:p text:style-name="P2"/>
      <text:p text:style-name="Horizontal_20_Line"/>
      <text:p text:style-name="P3">CallTes4qlod -options="..." [-silent]</text:p>
      <text:p text:style-name="P2"/>
      <text:p text:style-name="P2">Calls the build-in tes4qlod.exe (<text:span text:style-name="T4">no external TES4qLOD is required</text:span>). The option are the same as described in the original TES4qLOD README, but <text:span text:style-name="T3">without</text:span> the worldspace name and the mod list. These two arguments are added by tes4ll.</text:p>
      <text:p text:style-name="P2"/>
      <text:p text:style-name="P2">For details about the handling of TES4qLOD, see the description there.</text:p>
      <text:p text:style-name="P2"><text:soft-page-break/></text:p>
      <table:table table:name="Tabelle4" table:style-name="Tabelle4">
        <table:table-column table:style-name="Tabelle4.A"/>
        <table:table-column table:style-name="Tabelle4.B"/>
        <table:table-row>
          <table:table-cell table:style-name="Tabelle4.A1" office:value-type="string">
            <text:p text:style-name="P3">-options</text:p>
          </table:table-cell>
          <table:table-cell table:style-name="Tabelle4.A1" office:value-type="string">
            <text:p text:style-name="P2">TES4qLOD options as described in the TES4qLOD manual, but without the wordspace and the mod list.</text:p>
          </table:table-cell>
        </table:table-row>
        <table:table-row>
          <table:table-cell table:style-name="Tabelle4.A1" office:value-type="string">
            <text:p text:style-name="P3">-silent</text:p>
          </table:table-cell>
          <table:table-cell table:style-name="Tabelle4.A1" office:value-type="string">
            <text:p text:style-name="P2">Suppresses any text output.</text:p>
          </table:table-cell>
        </table:table-row>
      </table:table>
      <text:p text:style-name="P2"/>
      <text:p text:style-name="P2">E.g. to generate textures with alpha blending one has to use:</text:p>
      <text:p text:style-name="P2"/>
      <text:p text:style-name="P3">CallTes4qlod -options="-q 1 -a" </text:p>
      <text:p text:style-name="P2"/>
      <text:p text:style-name="Horizontal_20_Line"/>
      <text:p text:style-name="P3">ReadHeightmap [-n=...]</text:p>
      <text:p text:style-name="P2"/>
      <text:p text:style-name="P2">Reads the bitmap with the heightmap information. The position is either taken from the TESAnnwyn command (see above) or from the -x and -y argument of the tes4ll command line.</text:p>
      <text:p text:style-name="P2"/>
      <table:table table:name="Tabelle5" table:style-name="Tabelle5">
        <table:table-column table:style-name="Tabelle5.A"/>
        <table:table-column table:style-name="Tabelle5.B"/>
        <table:table-row>
          <table:table-cell table:style-name="Tabelle5.A1" office:value-type="string">
            <text:p text:style-name="P3">-n </text:p>
          </table:table-cell>
          <table:table-cell table:style-name="Tabelle5.A1" office:value-type="string">
            <text:p text:style-name="P2">Scaling parameter (1 [default], 2 or 4). Used for normal maps only.</text:p>
          </table:table-cell>
        </table:table-row>
      </table:table>
      <text:p text:style-name="P2"/>
      <text:p text:style-name="Horizontal_20_Line"/>
      <text:p text:style-name="P3">SetHeight -z=... [-gameunits]</text:p>
      <text:p text:style-name="P3"/>
      <text:p text:style-name="P11">Sets the height in a specific area (use a foci command before, see below). If <text:span text:style-name="T2">-gameunits </text:span>is set, the height is in game units, otherwise in heightmap units.</text:p>
      <text:p text:style-name="P2"/>
      <text:p text:style-name="Horizontal_20_Line"/>
      <text:p text:style-name="P3">Filter -n=...</text:p>
      <text:p text:style-name="P2"/>
      <text:p text:style-name="P2">Calculates the derivatives of the heightmap by using a filter. This avoids that the search for the slopes is sensitive to local fluctuations.</text:p>
      <text:p text:style-name="P2"/>
      <table:table table:name="Tabelle6" table:style-name="Tabelle6">
        <table:table-column table:style-name="Tabelle6.A"/>
        <table:table-column table:style-name="Tabelle6.B"/>
        <table:table-row>
          <table:table-cell table:style-name="Tabelle6.A1" office:value-type="string">
            <text:p text:style-name="P3">-n</text:p>
          </table:table-cell>
          <table:table-cell table:style-name="Tabelle6.A1" office:value-type="string">
            <text:p text:style-name="P2">Filter radius (4 is recommended).</text:p>
          </table:table-cell>
        </table:table-row>
      </table:table>
      <text:p text:style-name="P2"/>
      <text:p text:style-name="Horizontal_20_Line"/>
      <text:p text:style-name="P3">Exit</text:p>
      <text:p text:style-name="P2"/>
      <text:p text:style-name="P2">Ends the batch processing and quits tes4ll.</text:p>
      <text:p text:style-name="P2"/>
      <text:p text:style-name="Horizontal_20_Line"/>
      <text:p text:style-name="P6">c. Vertex point placement</text:p>
      <text:p text:style-name="P6"/>
      <text:p text:style-name="P3">SetVertex -x=... -y=... <text:s/></text:p>
      <text:p text:style-name="P2"/>
      <text:p text:style-name="P2">Sets exactly one single vertex at the given position. Hence it can be used to repair floating objects, bad parts landscape, and so on. </text:p>
      <text:p text:style-name="P2"/>
      <table:table table:name="Tabelle11" table:style-name="Tabelle11">
        <table:table-column table:style-name="Tabelle11.A"/>
        <table:table-column table:style-name="Tabelle11.B"/>
        <table:table-row>
          <table:table-cell table:style-name="Tabelle11.A1" office:value-type="string">
            <text:p text:style-name="P3">-x </text:p>
          </table:table-cell>
          <table:table-cell table:style-name="Tabelle11.A1" office:value-type="string">
            <text:p text:style-name="P2">X position in game units</text:p>
          </table:table-cell>
        </table:table-row>
        <table:table-row>
          <table:table-cell table:style-name="Tabelle11.A1" office:value-type="string">
            <text:p text:style-name="P3">-y</text:p>
          </table:table-cell>
          <table:table-cell table:style-name="Tabelle11.A1" office:value-type="string">
            <text:p text:style-name="P2">Y position in game units</text:p>
          </table:table-cell>
        </table:table-row>
      </table:table>
      <text:p text:style-name="P2"/>
      <text:p text:style-name="Horizontal_20_Line"><text:soft-page-break/></text:p>
      <text:p text:style-name="P3">ReadDataFile -filename=...dat</text:p>
      <text:p text:style-name="P2"/>
      <text:p text:style-name="P2">Works similar to <text:span text:style-name="T2">SetVertex</text:span>, but the <text:span text:style-name="T2">x,y</text:span> are stored in a data file, which contains the coordinates separated by spaces:</text:p>
      <text:p text:style-name="P3">x1 y1</text:p>
      <text:p text:style-name="P3">x2 y2</text:p>
      <text:p text:style-name="P3">....</text:p>
      <text:p text:style-name="P2">Comments (with “<text:span text:style-name="T2">;</text:span>” or “<text:span text:style-name="T2">#</text:span>”) or section names (<text:span text:style-name="T2">[…]</text:span>) can be added in the data file.</text:p>
      <text:p text:style-name="P2"/>
      <table:table table:name="Tabelle10" table:style-name="Tabelle10">
        <table:table-column table:style-name="Tabelle10.A"/>
        <table:table-column table:style-name="Tabelle10.B"/>
        <table:table-row>
          <table:table-cell table:style-name="Tabelle10.A1" office:value-type="string">
            <text:p text:style-name="P3">-filename </text:p>
          </table:table-cell>
          <table:table-cell table:style-name="Tabelle10.A1" office:value-type="string">
            <text:p text:style-name="P2">The name of the data file.</text:p>
          </table:table-cell>
        </table:table-row>
      </table:table>
      <text:p text:style-name="P2"/>
      <text:p text:style-name="Horizontal_20_Line"/>
      <text:p text:style-name="P3">SetGrid -x=... -y=...</text:p>
      <text:p text:style-name="P7"/>
      <text:p text:style-name="P7">This sets vertices with a fixed grid pattern.</text:p>
      <text:p text:style-name="P7"/>
      <text:p text:style-name="P7">Example: </text:p>
      <text:p text:style-name="P3">SetGrid -x=4096 -y=4096</text:p>
      <text:p text:style-name="P7">sets the grid points at all edges of the cells.</text:p>
      <text:p text:style-name="P2"/>
      <table:table table:name="Tabelle8" table:style-name="Tabelle8">
        <table:table-column table:style-name="Tabelle8.A"/>
        <table:table-column table:style-name="Tabelle8.B"/>
        <table:table-row>
          <table:table-cell table:style-name="Tabelle8.A1" office:value-type="string">
            <text:p text:style-name="P3">-x, -y</text:p>
          </table:table-cell>
          <table:table-cell table:style-name="Tabelle8.A1" office:value-type="string">
            <text:p text:style-name="P2">Distance of the grid (in game units).</text:p>
          </table:table-cell>
        </table:table-row>
      </table:table>
      <text:p text:style-name="P2"/>
      <text:p text:style-name="Horizontal_20_Line"/>
      <text:p text:style-name="P3">BreakAtGrid -x=... -y=... -max=... <text:s/>-zmin=...</text:p>
      <text:p text:style-name="P2"/>
      <text:p text:style-name="P2">Works as "wall remover" in order to avoid the ugly steps between the near and the far LOD meshes.</text:p>
      <text:p text:style-name="P2"/>
      <text:p text:style-name="P2">Places a grid of virtual lines. Along each of these line the algorithm checks if the difference in height of the linear interpolation between the two grid points and the real heightmap is larger as the "<text:span text:style-name="T2">max</text:span>"-threshold. In this case, the grid line is split into two segments at the point with the largest difference. The “<text:span text:style-name="T2">mindistance</text:span>”-value is taken into account.</text:p>
      <text:p text:style-name="P2"/>
      <text:p text:style-name="P2">For the two new segments this procedure is repeated. This is done iteratively until no more space is left to place (within the mindistance-condition) new split points.</text:p>
      <text:p text:style-name="P2"/>
      <table:table table:name="Tabelle9" table:style-name="Tabelle9">
        <table:table-column table:style-name="Tabelle9.A"/>
        <table:table-column table:style-name="Tabelle9.B"/>
        <table:table-row>
          <table:table-cell table:style-name="Tabelle9.A1" office:value-type="string">
            <text:p text:style-name="P3">-x, -y</text:p>
          </table:table-cell>
          <table:table-cell table:style-name="Tabelle9.A1" office:value-type="string">
            <text:p text:style-name="P2">Distance of the virtual grid</text:p>
          </table:table-cell>
        </table:table-row>
        <table:table-row>
          <table:table-cell table:style-name="Tabelle9.A1" office:value-type="string">
            <text:p text:style-name="P3">-max</text:p>
          </table:table-cell>
          <table:table-cell table:style-name="Tabelle9.A1" office:value-type="string">
            <text:p text:style-name="P2">Maximal accepted height difference</text:p>
          </table:table-cell>
        </table:table-row>
        <table:table-row>
          <table:table-cell table:style-name="Tabelle9.A1" office:value-type="string">
            <text:p text:style-name="P3">-zmin</text:p>
          </table:table-cell>
          <table:table-cell table:style-name="Tabelle9.A1" office:value-type="string">
            <text:p text:style-name="P2">No action below <text:span text:style-name="T2">zmin</text:span></text:p>
          </table:table-cell>
        </table:table-row>
      </table:table>
      <text:p text:style-name="P2"/>
      <text:p text:style-name="Horizontal_20_Line"/>
      <text:p text:style-name="P3">Panorama -x=... -y=...</text:p>
      <text:p text:style-name="P2"/>
      <text:p text:style-name="P2">Puts a virtual observer at the given position (<text:span text:style-name="T2">x,y</text:span>) and calculates the highest visible point of the landscape (i.e. the horizon) in a 360 degree view mode around this observer.</text:p>
      <text:p text:style-name="P2"/>
      <text:p text:style-name="P2">Can be used to increase the quality of the horizon (the shape of the mountains) from a single points of view (e.g. a player home).</text:p>
      <text:p text:style-name="P2"><text:soft-page-break/></text:p>
      <table:table table:name="Tabelle20" table:style-name="Tabelle20">
        <table:table-column table:style-name="Tabelle20.A"/>
        <table:table-column table:style-name="Tabelle20.B"/>
        <table:table-row>
          <table:table-cell table:style-name="Tabelle20.A1" office:value-type="string">
            <text:p text:style-name="P3">-x, -y</text:p>
          </table:table-cell>
          <table:table-cell table:style-name="Tabelle20.A1" office:value-type="string">
            <text:p text:style-name="P2">Position of the view point. </text:p>
          </table:table-cell>
        </table:table-row>
      </table:table>
      <text:p text:style-name="P2"/>
      <text:p text:style-name="P21"/>
      <text:p text:style-name="P3">ContourLine -x=... -y=... -z=... [-offsetx=... -offsety=... </text:p>
      <text:p text:style-name="P3"><text:s text:c="12"/>-findmin -findmax -onlyintracell] <text:s text:c="6"/></text:p>
      <text:p text:style-name="P2"/>
      <text:p text:style-name="P2">This command has 2 operation modi:</text:p>
      <text:p text:style-name="P2"/>
      <text:list xml:id="list39333240" text:style-name="L2">
        <text:list-item>
          <text:p text:style-name="P25">Called <text:span text:style-name="T3">before </text:span>the triangulation it searches for contours (also called "breakline"). Starting at the offset position, a virtual grid (with <text:span text:style-name="T2">x</text:span> and <text:span text:style-name="T2">y </text:span>as distances) is applied. </text:p>
          <text:p text:style-name="P25"/>
          <text:p text:style-name="P25">In the following, for each outer line of the grid box, the algorithm checks if the heightmap crosses the defined contour height <text:span text:style-name="T2">z</text:span>. If this is the case a vertex is set with a position close to the breakline.</text:p>
          <text:p text:style-name="P25"/>
        </text:list-item>
        <text:list-item>
          <text:p text:style-name="P25"><text:span text:style-name="T3">After</text:span> the triangulation it searches for triangles which cross the height <text:span text:style-name="T2">z</text:span> and try to split them [VERY EXPERIMENTAL, leads to small gaps between the triangles]</text:p>
        </text:list-item>
      </text:list>
      <text:p text:style-name="P2"/>
      <table:table table:name="Tabelle19" table:style-name="Tabelle19">
        <table:table-column table:style-name="Tabelle19.A"/>
        <table:table-column table:style-name="Tabelle19.B"/>
        <table:table-row>
          <table:table-cell table:style-name="Tabelle19.A1" office:value-type="string">
            <text:p text:style-name="P3">-x, -y</text:p>
          </table:table-cell>
          <table:table-cell table:style-name="Tabelle19.A1" office:value-type="string">
            <text:p text:style-name="P2">Distance of the virtual grid (in game units).</text:p>
          </table:table-cell>
        </table:table-row>
        <table:table-row>
          <table:table-cell table:style-name="Tabelle19.A1" office:value-type="string">
            <text:p text:style-name="P3">-z</text:p>
          </table:table-cell>
          <table:table-cell table:style-name="Tabelle19.A1" office:value-type="string">
            <text:p text:style-name="P2">Height for the contour line.</text:p>
          </table:table-cell>
        </table:table-row>
        <table:table-row>
          <table:table-cell table:style-name="Tabelle19.A1" office:value-type="string">
            <text:p text:style-name="P3">-offsetx, -offsety</text:p>
          </table:table-cell>
          <table:table-cell table:style-name="Tabelle19.A1" office:value-type="string">
            <text:p text:style-name="P2">Start point for the virtual grid.</text:p>
          </table:table-cell>
        </table:table-row>
        <table:table-row>
          <table:table-cell table:style-name="Tabelle19.A1" office:value-type="string">
            <text:p text:style-name="P3">-findmin, -findmax</text:p>
          </table:table-cell>
          <table:table-cell table:style-name="Tabelle19.A1" office:value-type="string">
            <text:p text:style-name="P2">Options which look for the lowest/highest point between two breakline points. This helps to avoids direct connections between <text:s/>breakline points after the Delaunay triangulation.</text:p>
          </table:table-cell>
        </table:table-row>
        <table:table-row>
          <table:table-cell table:style-name="Tabelle19.A1" office:value-type="string">
            <text:p text:style-name="P3">-onlyintracell</text:p>
          </table:table-cell>
          <table:table-cell table:style-name="Tabelle19.A1" office:value-type="string">
            <text:p text:style-name="P2">Restricts the finding of the min/max points to be in the same single cell as with the breakline point.</text:p>
          </table:table-cell>
        </table:table-row>
      </table:table>
      <text:p text:style-name="P2"/>
      <text:p text:style-name="P21"/>
      <text:p text:style-name="P3">CreatePolygon -name=”...” -x1=... -y1=... -x2=... -y2=... </text:p>
      <text:p text:style-name="P3"/>
      <text:p text:style-name="P11">Creates a polygon with the name “<text:span text:style-name="T2">-name</text:span>”. Polygons (which must be defined before the Delaunay triangulation) can be used to cut their shapes out of triangle net after the triangulation.</text:p>
      <text:p text:style-name="P2"/>
      <table:table table:name="Tabelle3" table:style-name="Tabelle3">
        <table:table-column table:style-name="Tabelle3.A"/>
        <table:table-column table:style-name="Tabelle3.B"/>
        <table:table-row>
          <table:table-cell table:style-name="Tabelle3.A1" office:value-type="string">
            <text:p text:style-name="P4">-x1, -y2,<text:line-break/>-x2, -y2</text:p>
          </table:table-cell>
          <table:table-cell table:style-name="Tabelle3.A1" office:value-type="string">
            <text:p text:style-name="P2">Position of the first initial two edge points of a polygon.</text:p>
          </table:table-cell>
        </table:table-row>
        <table:table-row>
          <table:table-cell table:style-name="Tabelle3.A1" office:value-type="string">
            <text:p text:style-name="P4">-name</text:p>
          </table:table-cell>
          <table:table-cell table:style-name="Tabelle3.A1" office:value-type="string">
            <text:p text:style-name="P2">Name of the polygon. Must be unique.</text:p>
          </table:table-cell>
        </table:table-row>
      </table:table>
      <text:p text:style-name="P2"/>
      <text:p text:style-name="P21"/>
      <text:p text:style-name="P3">AddVertexToPolygon -name=”...” -x=... -y=...</text:p>
      <text:p text:style-name="P3"/>
      <text:p text:style-name="P11">Adds the next vertex to a polygon.</text:p>
      <text:p text:style-name="P2"/>
      <table:table table:name="Tabelle7" table:style-name="Tabelle7">
        <table:table-column table:style-name="Tabelle7.A"/>
        <table:table-column table:style-name="Tabelle7.B"/>
        <table:table-row>
          <table:table-cell table:style-name="Tabelle7.A1" office:value-type="string">
            <text:p text:style-name="P4">-x, -y</text:p>
          </table:table-cell>
          <table:table-cell table:style-name="Tabelle7.A1" office:value-type="string">
            <text:p text:style-name="P2">Position of the next edge points of a polygon.</text:p>
          </table:table-cell>
        </table:table-row>
        <table:table-row>
          <table:table-cell table:style-name="Tabelle7.A1" office:value-type="string">
            <text:p text:style-name="P4">-name</text:p>
          </table:table-cell>
          <table:table-cell table:style-name="Tabelle7.A1" office:value-type="string">
            <text:p text:style-name="P2">Name of the polygon. Must be already existing.</text:p>
          </table:table-cell>
        </table:table-row>
      </table:table>
      <text:p text:style-name="P2"><text:soft-page-break/></text:p>
      <text:p text:style-name="P22"/>
      <text:p text:style-name="P3">ReadPolygonDataFile -filename=... [-name=...]</text:p>
      <text:p text:style-name="P3"/>
      <text:p text:style-name="P11">Reads the vertex points of a single polygon or a list of polygons from a data file which has the same form for a single polygon like for <text:span text:style-name="T2">ReadDataFile</text:span>: </text:p>
      <text:p text:style-name="P3">x1 y1</text:p>
      <text:p text:style-name="P3">x2 y2</text:p>
      <text:p text:style-name="P3">....</text:p>
      <text:p text:style-name="P11"><text:span text:style-name="T3">or</text:span>, if a list of polygons should be read:</text:p>
      <text:p text:style-name="P3">[polygonname1]</text:p>
      <text:p text:style-name="P3">x1 y1</text:p>
      <text:p text:style-name="P3">x2 y2</text:p>
      <text:p text:style-name="P3">....</text:p>
      <text:p text:style-name="P3">[polygonname2]</text:p>
      <text:p text:style-name="P3">x1 y1</text:p>
      <text:p text:style-name="P3">x2 y2</text:p>
      <text:p text:style-name="P3">....</text:p>
      <text:p text:style-name="P11"/>
      <text:p text:style-name="P2"/>
      <table:table table:name="Tabelle12" table:style-name="Tabelle12">
        <table:table-column table:style-name="Tabelle12.A"/>
        <table:table-column table:style-name="Tabelle12.B"/>
        <table:table-row>
          <table:table-cell table:style-name="Tabelle12.A1" office:value-type="string">
            <text:p text:style-name="P4">-filename</text:p>
          </table:table-cell>
          <table:table-cell table:style-name="Tabelle12.A1" office:value-type="string">
            <text:p text:style-name="P2">File name of the data file.</text:p>
          </table:table-cell>
        </table:table-row>
        <table:table-row>
          <table:table-cell table:style-name="Tabelle12.A1" office:value-type="string">
            <text:p text:style-name="P4">-name</text:p>
          </table:table-cell>
          <table:table-cell table:style-name="Tabelle12.A1" office:value-type="string">
            <text:p text:style-name="P2">Name of the polygon <text:span text:style-name="T3">if the data file has no [...] sections and contains only one polygon</text:span>. Must be unique.</text:p>
          </table:table-cell>
        </table:table-row>
      </table:table>
      <text:p text:style-name="P2"/>
      <text:p text:style-name="P22"/>
      <text:p text:style-name="P6">d. Focus</text:p>
      <text:p text:style-name="P6"/>
      <text:p text:style-name="P11">These commands define the valid area used for the following commands. This means that the commands or algorithms which comes after the focus are restricted to the region defined by the focus.</text:p>
      <text:p text:style-name="P2"/>
      <text:p text:style-name="P21"/>
      <text:p text:style-name="P3">FocusAll</text:p>
      <text:p text:style-name="P2"/>
      <text:p text:style-name="P2">Use the entire worldspace.</text:p>
      <text:p text:style-name="P2"/>
      <text:p text:style-name="P21"/>
      <text:p text:style-name="P4">FocusQuad -x=... -y=...</text:p>
      <text:p text:style-name="P2"/>
      <text:p text:style-name="P2">Use only one single quad. </text:p>
      <text:p text:style-name="P2"/>
      <table:table table:name="Tabelle15" table:style-name="Tabelle15">
        <table:table-column table:style-name="Tabelle15.A"/>
        <table:table-column table:style-name="Tabelle15.B"/>
        <table:table-row>
          <table:table-cell table:style-name="Tabelle15.A1" office:value-type="string">
            <text:p text:style-name="P3">-x, -y</text:p>
          </table:table-cell>
          <table:table-cell table:style-name="Tabelle15.A1" office:value-type="string">
            <text:p text:style-name="P2">Quad number. The numbering is consecutive, i.e. "<text:span text:style-name="T2">-x=0 -y=0</text:span>" is the center quad, whereas "<text:span text:style-name="T2">-x=1 -y=0</text:span>" is the quad "<text:span text:style-name="T2">32,00</text:span>".</text:p>
          </table:table-cell>
        </table:table-row>
      </table:table>
      <text:p text:style-name="Standard"/>
      <text:p text:style-name="Horizontal_20_Line"/>
      <text:p text:style-name="P4">FocusRec -x1=... -y1=... -x2=... -y2=...</text:p>
      <text:p text:style-name="P2"/>
      <text:p text:style-name="P2">Use only rectangular area. </text:p>
      <text:p text:style-name="P2"><text:soft-page-break/></text:p>
      <table:table table:name="Tabelle2" table:style-name="Tabelle2">
        <table:table-column table:style-name="Tabelle2.A"/>
        <table:table-column table:style-name="Tabelle2.B"/>
        <table:table-row>
          <table:table-cell table:style-name="Tabelle2.A1" office:value-type="string">
            <text:p text:style-name="P3">-x1, -y1</text:p>
          </table:table-cell>
          <table:table-cell table:style-name="Tabelle2.A1" office:value-type="string">
            <text:p text:style-name="P2">Lower left point (in game units)</text:p>
          </table:table-cell>
        </table:table-row>
        <table:table-row>
          <table:table-cell table:style-name="Tabelle2.A1" office:value-type="string">
            <text:p text:style-name="P3">-x2, -y2</text:p>
          </table:table-cell>
          <table:table-cell table:style-name="Tabelle2.A1" office:value-type="string">
            <text:p text:style-name="P2">Upper right point (in game units)</text:p>
          </table:table-cell>
        </table:table-row>
      </table:table>
      <text:p text:style-name="Standard"/>
      <text:p text:style-name="Standard">NB: <text:span text:style-name="T2">x1</text:span> must be smaller as <text:span text:style-name="T2">x2</text:span>, and <text:span text:style-name="T2">y1</text:span> must be smaller as <text:span text:style-name="T2">y2</text:span>.</text:p>
      <text:p text:style-name="Standard"/>
      <text:p text:style-name="Horizontal_20_Line"/>
      <text:p text:style-name="P10">e. Density algorithms</text:p>
      <text:p text:style-name="P4"/>
      <text:p text:style-name="P11">These commands do not directly set the vertex points, but define only the density function. The vertex points are then set later using a combination of all your algorithms.</text:p>
      <text:p text:style-name="P12"/>
      <text:p text:style-name="P12">The foci can be used to define an algorithm to be valid for a specific region only.</text:p>
      <text:p text:style-name="P12"/>
      <text:p text:style-name="P12">More generally speaking, the algorithms form a list:</text:p>
      <text:p text:style-name="P12"/>
      <text:p text:style-name="P4">Alg1 ....</text:p>
      <text:p text:style-name="P4">Alg2 ....</text:p>
      <text:p text:style-name="P4">....</text:p>
      <text:p text:style-name="P4"/>
      <text:p text:style-name="P12">The common syntax is:</text:p>
      <text:p text:style-name="P12"/>
      <text:p text:style-name="P4">AlgXXX -multiply=... -add=...</text:p>
      <text:p text:style-name="P12"/>
      <text:p text:style-name="P12">The <text:span text:style-name="T2">multiply</text:span> and <text:span text:style-name="T2">add</text:span> values are used to define, how the different algorithms are merged. </text:p>
      <text:p text:style-name="P12"/>
      <text:p text:style-name="P12">The behavior is as follows: first, the value v_i of a specific algorithm is added to the running value v_r, after this operation the multiplication is done:</text:p>
      <text:p text:style-name="P12"/>
      <text:p text:style-name="P12">v_(r+1) = (v_r + c_add * v_i) * c_multiply * v_r</text:p>
      <text:p text:style-name="P12"/>
      <text:p text:style-name="P12">where <text:s/>c_add and <text:s/>c_multiply are the constants defined by <text:span text:style-name="T2">-multiply</text:span> and <text:span text:style-name="T2">-add</text:span>, respectively.</text:p>
      <text:p text:style-name="P9"/>
      <text:p text:style-name="Horizontal_20_Line"/>
      <text:p text:style-name="P4">AlgFirstOrder</text:p>
      <text:p text:style-name="P4"/>
      <text:p text:style-name="P11">The value v_i is proportional to the first derivative of the height (the slope), see also "<text:span text:style-name="T2">Filter</text:span>".</text:p>
      <text:p text:style-name="P9"/>
      <text:p text:style-name="Horizontal_20_Line"/>
      <text:p text:style-name="P4">AlgSecondOrder</text:p>
      <text:p text:style-name="P2"/>
      <text:p text:style-name="P11">The value v_i is proportional to the second derivative of the height (the curvature), see also "<text:span text:style-name="T2">Filter</text:span>".</text:p>
      <text:p text:style-name="P2"/>
      <text:p text:style-name="Horizontal_20_Line"/>
      <text:p text:style-name="P4">AlgLayer -lowest=... -highest=... -minval=... -maxval=...</text:p>
      <text:p text:style-name="P2"/>
      <text:p text:style-name="P2">Enhances a layer (a band of the height) for <text:span text:style-name="T2">z</text:span>-values between <text:span text:style-name="T2">lowest</text:span> and <text:span text:style-name="T2">highest</text:span>. Inside this layer the value v_i is <text:span text:style-name="T2">maxval</text:span>, outside it is <text:span text:style-name="T2">minval</text:span>. If maxval is <text:span text:style-name="T3">lower</text:span> as minval, the density is <text:soft-page-break/>reduced.</text:p>
      <text:p text:style-name="P2"/>
      <table:table table:name="Tabelle18" table:style-name="Tabelle18">
        <table:table-column table:style-name="Tabelle18.A"/>
        <table:table-column table:style-name="Tabelle18.B"/>
        <table:table-row>
          <table:table-cell table:style-name="Tabelle18.A1" office:value-type="string">
            <text:p text:style-name="P3">-lowest, -highest</text:p>
          </table:table-cell>
          <table:table-cell table:style-name="Tabelle18.A1" office:value-type="string">
            <text:p text:style-name="P2">Height range of the layer.</text:p>
          </table:table-cell>
        </table:table-row>
        <table:table-row>
          <table:table-cell table:style-name="Tabelle18.A1" office:value-type="string">
            <text:p text:style-name="P3">-minval</text:p>
          </table:table-cell>
          <table:table-cell table:style-name="Tabelle18.A1" office:value-type="string">
            <text:p text:style-name="P8">Value outside of the layer. </text:p>
          </table:table-cell>
        </table:table-row>
        <table:table-row>
          <table:table-cell table:style-name="Tabelle18.A1" office:value-type="string">
            <text:p text:style-name="P3">-maxval</text:p>
          </table:table-cell>
          <table:table-cell table:style-name="Tabelle18.A1" office:value-type="string">
            <text:p text:style-name="P8">Value inside of the layer.</text:p>
          </table:table-cell>
        </table:table-row>
      </table:table>
      <text:p text:style-name="P2"/>
      <text:p text:style-name="Horizontal_20_Line"/>
      <text:p text:style-name="P3">AlgLinear -lowest=... -highest=... -minval=... -maxval=...</text:p>
      <text:p text:style-name="P2"/>
      <text:p text:style-name="P2">Similar to <text:span text:style-name="T2">AlgLayer</text:span>, but uses a linear interpolation between <text:span text:style-name="T2">-lowest</text:span> and <text:span text:style-name="T2">-highest</text:span>. <text:span text:style-name="T2">-minval</text:span> is the value at <text:span text:style-name="T2">-lowest</text:span>, and <text:span text:style-name="T2">-maxval</text:span> the value at<text:span text:style-name="T2"> -highest</text:span>.</text:p>
      <text:p text:style-name="P2"/>
      <text:p text:style-name="P2">If <text:span text:style-name="T2">-maxval </text:span>is larger as <text:span text:style-name="T2">-minval</text:span>, the density at higher points is larger, otherwise it is smaller.</text:p>
      <text:p text:style-name="P9"/>
      <text:p text:style-name="P21"/>
      <text:p text:style-name="P4">AlgRadial -x=... -y=... -near=... -far=... -minval=... -maxval=...</text:p>
      <text:p text:style-name="P2"/>
      <text:p text:style-name="P2">Enhances a region around a point (<text:span text:style-name="T2">x,y</text:span>) with the value <text:span text:style-name="T2">maxval</text:span> for distances lower than <text:span text:style-name="T2">near</text:span>, and <text:span text:style-name="T2">minval</text:span> for distances larger than <text:span text:style-name="T2">far</text:span>. Between near and far a linear interpolation is done.</text:p>
      <text:p text:style-name="P2"/>
      <table:table table:name="Tabelle22" table:style-name="Tabelle22">
        <table:table-column table:style-name="Tabelle22.A"/>
        <table:table-column table:style-name="Tabelle22.B"/>
        <table:table-row>
          <table:table-cell table:style-name="Tabelle22.A1" office:value-type="string">
            <text:p text:style-name="P3">-x, -y</text:p>
          </table:table-cell>
          <table:table-cell table:style-name="Tabelle22.A1" office:value-type="string">
            <text:p text:style-name="P2">Center of the circle.</text:p>
          </table:table-cell>
        </table:table-row>
        <table:table-row>
          <table:table-cell table:style-name="Tabelle22.A1" office:value-type="string">
            <text:p text:style-name="P3">-near, -far</text:p>
          </table:table-cell>
          <table:table-cell table:style-name="Tabelle22.A1" office:value-type="string">
            <text:p text:style-name="P8">Inner and outer radial of the linear interpolation</text:p>
          </table:table-cell>
        </table:table-row>
        <table:table-row>
          <table:table-cell table:style-name="Tabelle22.A1" office:value-type="string">
            <text:p text:style-name="P3">-maxval</text:p>
          </table:table-cell>
          <table:table-cell table:style-name="Tabelle22.A1" office:value-type="string">
            <text:p text:style-name="P8">Value inside the inner circle.</text:p>
          </table:table-cell>
        </table:table-row>
        <table:table-row>
          <table:table-cell table:style-name="Tabelle22.A1" office:value-type="string">
            <text:p text:style-name="P3">-minval</text:p>
          </table:table-cell>
          <table:table-cell table:style-name="Tabelle22.A1" office:value-type="string">
            <text:p text:style-name="P8">Value outside the outer circle.</text:p>
          </table:table-cell>
        </table:table-row>
      </table:table>
      <text:p text:style-name="P3"/>
      <text:p text:style-name="Horizontal_20_Line"/>
      <text:p text:style-name="P3">AlgPeakFinder -radius=... -scanradius=... -lowest=... </text:p>
      <text:p text:style-name="P3"><text:s text:c="14"/>-maxval=... -minval=... [-linear]</text:p>
      <text:p text:style-name="P2"/>
      <text:p text:style-name="P2">This command can be used to improve the quality of mountain peaks. In each circle with the radius <text:span text:style-name="T2">scanradius</text:span> the highest point is scanned. The density will be improved in a circle with the radius <text:span text:style-name="T2">radius</text:span> around each found peak. The value inside this circle is <text:span text:style-name="T2">maxval</text:span> whereas outside it is limited to <text:span text:style-name="T2">minval</text:span>. E.g., “<text:span text:style-name="T2">maxval=1 -minval=0.2</text:span>” means that the mountain regions are improved by a factor of 5 (the ratio of this 2 values). </text:p>
      <text:p text:style-name="P2"/>
      <table:table table:name="Tabelle13" table:style-name="Tabelle13">
        <table:table-column table:style-name="Tabelle13.A"/>
        <table:table-column table:style-name="Tabelle13.B"/>
        <table:table-row>
          <table:table-cell table:style-name="Tabelle13.A1" office:value-type="string">
            <text:p text:style-name="P3">-lowest</text:p>
          </table:table-cell>
          <table:table-cell table:style-name="Tabelle13.A1" office:value-type="string">
            <text:p text:style-name="P2">Threshold. No peaks are searched below this height. This restricts the algorithm to the highest mountains, and not to small hills.</text:p>
          </table:table-cell>
        </table:table-row>
        <table:table-row>
          <table:table-cell table:style-name="Tabelle13.A1" office:value-type="string">
            <text:p text:style-name="P5">-linear</text:p>
          </table:table-cell>
          <table:table-cell table:style-name="Tabelle13.A1" office:value-type="string">
            <text:p text:style-name="P8">Option to use a linear interpolation between <text:span text:style-name="T2">maxval</text:span> and <text:span text:style-name="T2">minval</text:span> instead of fixed values.</text:p>
          </table:table-cell>
        </table:table-row>
      </table:table>
      <text:p text:style-name="P2"/>
      <text:p text:style-name="Horizontal_20_Line"/>
      <text:p text:style-name="P17">f. Vertex calculation</text:p>
      <text:p text:style-name="P17"/>
      <text:p text:style-name="P18">These commands sets the random points based on the density defined by the above-mentioned algorithms. Do not go much above 10000 vertices per quad, the Oblivion game engine can only <text:soft-page-break/>handle one NiTriStrip/-Shape.</text:p>
      <text:p text:style-name="P2"/>
      <text:p text:style-name="Horizontal_20_Line"/>
      <text:p text:style-name="P17"><text:span text:style-name="T1">SetMaxVertices -n=... <text:s text:c="2"/></text:span><text:s text:c="5"/></text:p>
      <text:p text:style-name="P17"/>
      <text:p text:style-name="P18">Fill the maximum number of vertex points until -n vertices are reached in total [Only recommended for creating a mesh for the entire world].</text:p>
      <text:p text:style-name="P2"/>
      <text:p text:style-name="Horizontal_20_Line"/>
      <text:p text:style-name="P14">SetMaxVerticesPerQuad -n=...</text:p>
      <text:p text:style-name="P17"/>
      <text:p text:style-name="P18">Fills the maximum number of vertex points until <text:span text:style-name="T2">n</text:span> vertices are reached in each quad. Quads which are only covered partly by the heightmap are getting a reduced number of vertices.</text:p>
      <text:p text:style-name="P17"/>
      <text:p text:style-name="P17">g. Triangle modification commands</text:p>
      <text:p text:style-name="P16"/>
      <text:p text:style-name="P15">MakeTriangulation</text:p>
      <text:p text:style-name="P16"/>
      <text:p text:style-name="P16">Calls the Delaunay algorithm and produces the triangles.</text:p>
      <text:p text:style-name="P2"/>
      <text:p text:style-name="Horizontal_20_Line"/>
      <text:p text:style-name="P15">DivideGrid -x=... -y=...</text:p>
      <text:p text:style-name="P16"/>
      <text:p text:style-name="P16">Cuts the grid. Example:</text:p>
      <text:p text:style-name="P15">DivideGrid -x=4096 -y=4096</text:p>
      <text:p text:style-name="P16">cuts all triangles which share more than one cell directly at the cell boundary.</text:p>
      <text:p text:style-name="P2"/>
      <text:p text:style-name="P21"/>
      <text:p text:style-name="P3">DivideAtPolygonBorder [-name=”...”]</text:p>
      <text:p text:style-name="P11"/>
      <text:p text:style-name="P11">Divides all triangles at the border of the polygon shape “-name”. If name is not used, all polygons are used for this operation.</text:p>
      <text:p text:style-name="P2"/>
      <table:table table:name="Tabelle16" table:style-name="Tabelle16">
        <table:table-column table:style-name="Tabelle16.A"/>
        <table:table-column table:style-name="Tabelle16.B"/>
        <table:table-row>
          <table:table-cell table:style-name="Tabelle16.A1" office:value-type="string">
            <text:p text:style-name="P4">-name</text:p>
          </table:table-cell>
          <table:table-cell table:style-name="Tabelle16.A1" office:value-type="string">
            <text:p text:style-name="P2">Name of the polygon. Must be already existing.</text:p>
          </table:table-cell>
        </table:table-row>
      </table:table>
      <text:p text:style-name="P16"/>
      <text:p text:style-name="P21"/>
      <text:p text:style-name="P3">DivideAt -x=... <text:span text:style-name="T3">or</text:span> -y=...</text:p>
      <text:p text:style-name="P11"/>
      <text:p text:style-name="P11">Divides all triangles at a vertical (<text:span text:style-name="T4">-x</text:span>) or horizontal (<text:span text:style-name="T4">-y</text:span>) infinite line.</text:p>
      <text:p text:style-name="P2"/>
      <table:table table:name="Tabelle23" table:style-name="Tabelle23">
        <table:table-column table:style-name="Tabelle23.A"/>
        <table:table-column table:style-name="Tabelle23.B"/>
        <table:table-row>
          <table:table-cell table:style-name="Tabelle23.A1" office:value-type="string">
            <text:p text:style-name="P4">-x, -y</text:p>
          </table:table-cell>
          <table:table-cell table:style-name="Tabelle23.A1" office:value-type="string">
            <text:p text:style-name="P2">Position of the line.</text:p>
          </table:table-cell>
        </table:table-row>
      </table:table>
      <text:p text:style-name="P16"/>
      <text:p text:style-name="P21"/>
      <text:p text:style-name="P3">DivideBetween -x1=... -y1=... -x2=... -y2=...</text:p>
      <text:p text:style-name="P11"/>
      <text:p text:style-name="P11">Divides along a line which starts at (x1,y1) and ends at (x2,y2). These 2 points must be existing and being defined as vertex points before the triangulation.</text:p>
      <text:p text:style-name="P2"/>
      <table:table table:name="Tabelle24" table:style-name="Tabelle24">
        <table:table-column table:style-name="Tabelle24.A"/>
        <table:table-column table:style-name="Tabelle24.B"/>
        <text:soft-page-break/>
        <table:table-row>
          <table:table-cell table:style-name="Tabelle24.A1" office:value-type="string">
            <text:p text:style-name="P4">-x1, -y1,</text:p>
            <text:p text:style-name="P4">-x2, -y2,</text:p>
          </table:table-cell>
          <table:table-cell table:style-name="Tabelle24.A1" office:value-type="string">
            <text:p text:style-name="P2">Position of the start and end point.</text:p>
          </table:table-cell>
        </table:table-row>
      </table:table>
      <text:p text:style-name="P16"/>
      <text:p text:style-name="P21"/>
      <text:p text:style-name="P3">StencilPolygon -name=”...”</text:p>
      <text:p text:style-name="P3"/>
      <text:p text:style-name="P11">Removes a polygon shape from the mesh.</text:p>
      <text:p text:style-name="P2"/>
      <table:table table:name="Tabelle14" table:style-name="Tabelle14">
        <table:table-column table:style-name="Tabelle14.A"/>
        <table:table-column table:style-name="Tabelle14.B"/>
        <table:table-row>
          <table:table-cell table:style-name="Tabelle14.A1" office:value-type="string">
            <text:p text:style-name="P4">-name</text:p>
          </table:table-cell>
          <table:table-cell table:style-name="Tabelle14.A1" office:value-type="string">
            <text:p text:style-name="P2">Name of the polygon. Must be already existing.</text:p>
          </table:table-cell>
        </table:table-row>
      </table:table>
      <text:p text:style-name="P16"/>
      <text:p text:style-name="P21"/>
      <text:p text:style-name="P3">InactivateAllVertices</text:p>
      <text:p text:style-name="P3"/>
      <text:p text:style-name="P11">First step for cleaning invisible triangles.</text:p>
      <text:p text:style-name="P2"/>
      <text:p text:style-name="P21"/>
      <text:p text:style-name="P3">ActivateVisibleVertices -x=... -y=... -z=... [-radius=...]</text:p>
      <text:p text:style-name="P3"/>
      <text:p text:style-name="P11">Acivates all vertices, which are visible from a view point (<text:span text:style-name="T2">x,y,z</text:span>). If -radius is used in addition, also the displaced points (<text:span text:style-name="T2">x+radius,y,z</text:span>), (<text:span text:style-name="T2">x-radius,y,z</text:span>), (<text:span text:style-name="T2">x,y+radius,z</text:span>), etc... are used. If one of the displaced points is below the surface, its<text:span text:style-name="T5"> z-value </text:span>is corrected.</text:p>
      <text:p text:style-name="P2"/>
      <table:table table:name="Tabelle17" table:style-name="Tabelle17">
        <table:table-column table:style-name="Tabelle17.A"/>
        <table:table-column table:style-name="Tabelle17.B"/>
        <table:table-row>
          <table:table-cell table:style-name="Tabelle17.A1" office:value-type="string">
            <text:p text:style-name="P4">-x, -y, -z</text:p>
          </table:table-cell>
          <table:table-cell table:style-name="Tabelle17.A1" office:value-type="string">
            <text:p text:style-name="P2">View point</text:p>
          </table:table-cell>
        </table:table-row>
        <table:table-row>
          <table:table-cell table:style-name="Tabelle17.A1" office:value-type="string">
            <text:p text:style-name="P4">-radius</text:p>
          </table:table-cell>
          <table:table-cell table:style-name="Tabelle17.A1" office:value-type="string">
            <text:p text:style-name="P2">Forms a virtual box around (<text:span text:style-name="T2">x,y,z</text:span>) with the edge length <text:span text:style-name="T2">radius</text:span>/2</text:p>
          </table:table-cell>
        </table:table-row>
      </table:table>
      <text:p text:style-name="P16"/>
      <text:p text:style-name="P21"/>
      <text:p text:style-name="P3">RemoveInactiveTriangles</text:p>
      <text:p text:style-name="P3"/>
      <text:p text:style-name="P11">Last step for cleaning invisible triangles. Removes all triangles, which have not at least one active vertex.</text:p>
      <text:p text:style-name="P2"/>
      <text:p text:style-name="P17">h. Mesh generation commands</text:p>
      <text:p text:style-name="P16"/>
      <text:p text:style-name="P15">WriteQuad -x=... -y=... [-tex=...dds] [-ps]</text:p>
      <text:p text:style-name="P16"/>
      <text:p text:style-name="P16">Writes out a single quad with the number (x,y).</text:p>
      <text:p text:style-name="P16"/>
      <table:table table:name="Tabelle1" table:style-name="Tabelle1">
        <table:table-column table:style-name="Tabelle1.A"/>
        <table:table-column table:style-name="Tabelle1.B"/>
        <table:table-row>
          <table:table-cell table:style-name="Tabelle1.A1" office:value-type="string">
            <text:p text:style-name="P3">-tex</text:p>
          </table:table-cell>
          <table:table-cell table:style-name="Tabelle1.A1" office:value-type="string">
            <text:p text:style-name="P16">Adds a texture in addition. Do not use this mesh for LODs.</text:p>
          </table:table-cell>
        </table:table-row>
        <table:table-row>
          <table:table-cell table:style-name="Tabelle1.A1" office:value-type="string">
            <text:p text:style-name="P5">-ps</text:p>
          </table:table-cell>
          <table:table-cell table:style-name="Tabelle1.A1" office:value-type="string">
            <text:p text:style-name="P19">Writes out in addition a postscript-file with a map of the triangles.</text:p>
          </table:table-cell>
        </table:table-row>
      </table:table>
      <text:p text:style-name="P2"/>
      <text:p text:style-name="P20"/>
      <text:p text:style-name="P15">WriteAllQuads</text:p>
      <text:p text:style-name="P16"/>
      <text:p text:style-name="P16">Writes all quads of the entire worldspace. Use this command to create the real in-game meshes.</text:p>
      <text:p text:style-name="P2"/>
      <text:p text:style-name="Horizontal_20_Line"/>
      <text:p text:style-name="P15"><text:soft-page-break/>WriteAll <text:s/>[-tex="...dds" -name="...nif" </text:p>
      <text:p text:style-name="P15"><text:s text:c="11"/>-transX=... -transY=... -transZ=...]</text:p>
      <text:p text:style-name="P16"/>
      <text:p text:style-name="P16">Writes out a single world mesh [limited to one single NiTrStrip/-Shape object, i.e. 65536 triangles]. Can be used to produce “LOD” meshes for Immersive Interiors.</text:p>
      <text:p text:style-name="P16"/>
      <text:p text:style-name="P16"/>
      <table:table table:name="Tabelle21" table:style-name="Tabelle21">
        <table:table-column table:style-name="Tabelle21.A"/>
        <table:table-column table:style-name="Tabelle21.B"/>
        <table:table-row>
          <table:table-cell table:style-name="Tabelle21.A1" office:value-type="string">
            <text:p text:style-name="P3">-tex</text:p>
          </table:table-cell>
          <table:table-cell table:style-name="Tabelle21.A1" office:value-type="string">
            <text:p text:style-name="P16">Adds a texture in addition. </text:p>
          </table:table-cell>
        </table:table-row>
        <table:table-row>
          <table:table-cell table:style-name="Tabelle21.A1" office:value-type="string">
            <text:p text:style-name="P5">-name</text:p>
          </table:table-cell>
          <table:table-cell table:style-name="Tabelle21.A1" office:value-type="string">
            <text:p text:style-name="P19">Name of the mesh (otherwise “wordspace”.nif is used.</text:p>
          </table:table-cell>
        </table:table-row>
        <table:table-row>
          <table:table-cell table:style-name="Tabelle21.A1" office:value-type="string">
            <text:p text:style-name="P5">-transX/Y/Z</text:p>
          </table:table-cell>
          <table:table-cell table:style-name="Tabelle21.A1" office:value-type="string">
            <text:p text:style-name="P19">Optional translation of the origin of the mesh</text:p>
          </table:table-cell>
        </table:table-row>
      </table:table>
      <text:p text:style-name="P2"/>
      <text:p text:style-name="P20"/>
      <text:p text:style-name="P16"/>
      <text:p text:style-name="P13">V. Remarks</text:p>
      <text:p text:style-name="P2"/>
      <text:p text:style-name="P7">Suggestions? Features missing?</text:p>
      <text:p text:style-name="P7"/>
      <text:p text:style-name="P7">Please contact me (gruftikus@tesnexus, @bethsoft, @tesalliance, @scharesof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ngo </meta:initial-creator>
    <meta:creation-date>2012-01-06T22:22:29.63</meta:creation-date>
    <dc:date>2012-12-29T19:27:14.36</dc:date>
    <dc:creator>Ingo </dc:creator>
    <meta:editing-duration>PT17H45M43S</meta:editing-duration>
    <meta:editing-cycles>157</meta:editing-cycles>
    <meta:generator>OpenOffice.org/3.3$Win32 OpenOffice.org_project/330m20$Build-9567</meta:generator>
    <meta:printed-by>Ingo </meta:printed-by>
    <meta:print-date>2012-12-29T16:18:22.46</meta:print-date>
    <meta:document-statistic meta:table-count="24" meta:image-count="0" meta:object-count="0" meta:page-count="13" meta:paragraph-count="304" meta:word-count="3061" meta:character-count="18502"/>
  </office:meta>
</office:document-meta>
</file>